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81" style:family="table-cell" style:parent-style-name="Default">
      <style:table-cell-properties fo:background-color="#c9211e"/>
    </style:style>
    <style:style style:name="ce51" style:family="table-cell" style:parent-style-name="Default">
      <style:table-cell-properties fo:background-color="#ffbf00"/>
      <style:text-properties style:use-window-font-color="true"/>
    </style:style>
    <style:style style:name="ce76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offs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/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branch if rs1 =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branch if rs1 !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gt;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2, rs1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lt;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rs1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rs1, offset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81"/>
          <table:table-cell office:value-type="string" calcext:value-type="string">
            <text:p>I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2, rs1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2, rs1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1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[value]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[value]</text:p>
          </table:table-cell>
          <table:table-cell table:style-name="ce11" office:value-type="string" calcext:value-type="string" table:number-columns-spanned="4" table:number-rows-spanned="1">
            <text:p>value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6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 table:number-rows-repeated="2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2"/>
          <table:covered-table-cell table:number-columns-repeated="3" table:style-name="ce42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7:30:09.045307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1-30T17:38:19.883616873</dc:date>
    <meta:editing-duration>PT7H43M52S</meta:editing-duration>
    <meta:editing-cycles>63</meta:editing-cycles>
    <meta:generator>LibreOffice/6.3.3.2$Linux_X86_64 LibreOffice_project/30$Build-2</meta:generator>
    <meta:document-statistic meta:table-count="1" meta:cell-count="242" meta:object-count="0"/>
  </office:meta>
</office:document-meta>
</file>